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haseInterceptorChain.get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aseInterceptorChain.getState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haseInterceptorChain.add( Interceptor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haseInterceptorChain.doIntercept( Message messa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haseInterceptorChain.PhaseInterceptorCh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haseInterceptorChain.add( Iterable &lt; ? extends Interceptor &gt; newhandl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haseInterceptorChain.insertInterceptor( Interceptor interc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PhaseInterceptorChain.setState( Message message , ListIterator &lt; Interceptor &gt;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